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Table1" style:family="table">
      <style:table-properties style:width="6.0556in" table:align="left"/>
    </style:style>
    <style:style style:name="Table1.A" style:family="table-column">
      <style:table-column-properties style:column-width="0.0861in"/>
    </style:style>
    <style:style style:name="Table1.B" style:family="table-column">
      <style:table-column-properties style:column-width="0.2514in"/>
    </style:style>
    <style:style style:name="Table1.C" style:family="table-column">
      <style:table-column-properties style:column-width="5.7181in"/>
    </style:style>
    <style:style style:name="Table1.A1" style:family="table-cell">
      <style:table-cell-properties style:vertical-align="middle" fo:padding="0.0194in" fo:border="none"/>
    </style:style>
    <style:style style:name="P1" style:family="paragraph" style:parent-style-name="Standard">
      <style:text-properties officeooo:rsid="001d7967" officeooo:paragraph-rsid="001d7967"/>
    </style:style>
    <style:style style:name="P2" style:family="paragraph" style:parent-style-name="Heading_20_1">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able_20_Contents">
      <style:paragraph-properties fo:margin-left="0in" fo:margin-right="0in" fo:text-indent="0in" style:auto-text-indent="false"/>
      <style:text-properties fo:font-size="2pt" style:font-size-asian="2pt" style:font-size-complex="2pt"/>
    </style:style>
    <style:style style:name="P5" style:family="paragraph" style:parent-style-name="Table_20_Contents">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Absatz 1: Definition von Terrorismus</text:p>
      <text:p text:style-name="Standard">- **Keine allgemein gültige Definition**: Es gibt keine allgemein akzeptierte Definition von Terrorismus, da verschiedene Sichtweisen existieren.</text:p>
      <text:p text:style-name="Standard">- **Unterschied zwischen Terrorismus und Freiheitskampf**: Die Grenze zwischen Terrorismus und Freiheitskampf ist oft unscharf.</text:p>
      <text:p text:style-name="Standard">- **Bundesregierung (2006) zu Terrorismus**: Laut der deutschen Bundesregierung ist Terrorismus kein Ausdruck einer speziellen Kultur, sondern ein extremes politisches Mittel. Das Ziel ist, Angst zu verbreiten und bestimmte Gruppen zu mobilisieren, anstatt direkt einen Sieg zu erringen.</text:p>
      <text:p text:style-name="Standard"/>
      <text:p text:style-name="Standard">### Absatz 2: Terrorismus im deutschen Recht</text:p>
      <text:p text:style-name="Standard">- **Nennung in Gesetzen, aber keine klare Definition**: Der Begriff „Terrorismus“ wird in einigen deutschen Gesetzen, einschließlich des Grundgesetzes, erwähnt, aber nicht klar definiert.</text:p>
      <text:p text:style-name="Standard">- **Kompetenz zur Abwehr von internationalem Terrorismus**: Artikel 73 des Grundgesetzes gibt dem Bund die Kompetenz, Gesetze zur Abwehr von internationalem Terrorismus zu erlassen.</text:p>
      <text:p text:style-name="Standard"/>
      <text:p text:style-name="Standard">### Absatz 3: Definition auf nationaler und internationaler Ebene</text:p>
      <text:p text:style-name="Standard">- **Offenheit für zukünftige Entwicklungen**: Der Begriff „internationaler Terrorismus“ basiert auf nationalen und internationalen Normen und bleibt offen für zukünftige Entwicklungen.</text:p>
      <text:p text:style-name="Standard">- **EU-Regelungen und nationale Gesetze**: Die EU-Regelungen definieren Terrorismus und beeinflussen die deutsche Gesetzgebung. Der EU-Rahmenbeschluss von 2002 gibt eine detaillierte Beschreibung, die in deutsches Recht übernommen wird.</text:p>
      <text:p text:style-name="Standard"/>
      <text:p text:style-name="Standard">### Absatz 4: Bundeskriminalamtgesetz und Terrorismus</text:p>
      <text:p text:style-name="Standard">- **Bundeskriminalamtgesetz (BKAG)**: Obwohl es Normen für Terrorismusfälle gibt, enthält das Gesetz keine eigene Definition. Stattdessen wird auf das Strafgesetzbuch (StGB), speziell § 129a, verwiesen, welches terroristische Vereinigungen definiert.</text:p>
      <text:p text:style-name="Standard"/>
      <text:p text:style-name="Standard">### Absatz 5: Gemeinsame-Dateien-Gesetz und Terrorismus</text:p>
      <text:p text:style-name="Standard">- **Gemeinsame-Dateien-Gesetz (2006)**: Dieses Gesetz beschreibt, welche Personen als Terroristen gelten: solche, die illegal Gewalt anwenden, um internationale politische oder religiöse Ziele zu verfolgen.</text:p>
      <text:p text:style-name="Standard"/>
      <text:p text:style-name="Standard">### Absatz 6: Definition terroristischer Vereinigungen (§ 129a StGB)</text:p>
      <text:p text:style-name="Standard">- **Strafbarkeit nach § 129a StGB**: Eine terroristische Vereinigung ist eine Gruppe, deren Zwecke oder Handlungen darauf abzielen, schwere Verbrechen wie Mord zu begehen. Eine Vereinigung kann auch als terroristisch gelten, wenn sie weniger <text:soft-page-break/>schwere Straftaten begeht, die jedoch die Bevölkerung einschüchtern, Behörden nötigen oder die Strukturen eines Staates oder einer internationalen Organisation ernsthaft beeinträchtigen.</text:p>
      <text:p text:style-name="Standard"/>
      <text:p text:style-name="Standard">### Absatz 7: Europäische Rahmenbedingungen und § 129a StGB</text:p>
      <text:p text:style-name="Standard">- **Europäischer Rahmenbeschluss von 2002**: Die Definition „terroristischer Straftaten“ im deutschen Recht basiert auf dem EU-Rahmenbeschluss zur Terrorismusbekämpfung von 2002. Darin werden Taten als terroristisch eingestuft, wenn sie ein Land oder eine Organisation ernsthaft schädigen und mit dem Ziel begangen werden, die Bevölkerung einzuschüchtern, Organisationen zu etwas zu zwingen oder die Grundstrukturen eines Landes zu destabilisier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BKAG</text:p>
      <text:h text:style-name="P2" text:outline-level="1"><text:bookmark text:name="normueberschrift"/><text:soft-page-break/>§ 4a<text:line-break/>Abwehr von Gefahren des internationalen Terrorismus</text:h>
      <text:section text:style-name="Sect1" text:name="gesetzestext">
        <text:p text:style-name="P3"><text:bookmark text:name="g1"/><text:bookmark text:name="Abs1"/>(1) <text:bookmark text:name="Abs1:S1"/>1Das Bundeskriminalamt kann die Aufgabe der Abwehr von Gefahren des internationalen Terrorismus in Fällen wahrnehmen, in denen</text:p>
        <table:table table:name="Table1" table:style-name="Table1">
          <table:table-column table:style-name="Table1.A"/>
          <table:table-column table:style-name="Table1.B"/>
          <table:table-column table:style-name="Table1.C"/>
          <table:table-row>
            <table:table-cell table:style-name="Table1.A1" office:value-type="string">
              <text:p text:style-name="P4"><text:bookmark text:name="g2"/></text:p>
            </table:table-cell>
            <table:table-cell table:style-name="Table1.A1" office:value-type="string">
              <text:p text:style-name="P5"><text:bookmark text:name="Abs1:S1:Nr1"/>1. <text:bookmark text:name="g3"/></text:p>
            </table:table-cell>
            <table:table-cell table:style-name="Table1.A1" office:value-type="string">
              <text:p text:style-name="P5">eine länderübergreifende Gefahr vorliegt,</text:p>
            </table:table-cell>
          </table:table-row>
          <table:table-row>
            <table:table-cell table:style-name="Table1.A1" office:value-type="string">
              <text:p text:style-name="P4"><text:bookmark text:name="g4"/></text:p>
            </table:table-cell>
            <table:table-cell table:style-name="Table1.A1" office:value-type="string">
              <text:p text:style-name="P5"><text:bookmark text:name="Abs1:S1:Nr2"/>2. <text:bookmark text:name="g5"/></text:p>
            </table:table-cell>
            <table:table-cell table:style-name="Table1.A1" office:value-type="string">
              <text:p text:style-name="P5">die Zuständigkeit einer Landespolizeibehörde nicht erkennbar ist oder</text:p>
            </table:table-cell>
          </table:table-row>
          <table:table-row>
            <table:table-cell table:style-name="Table1.A1" office:value-type="string">
              <text:p text:style-name="P4"><text:bookmark text:name="g6"/></text:p>
            </table:table-cell>
            <table:table-cell table:style-name="Table1.A1" office:value-type="string">
              <text:p text:style-name="P5"><text:bookmark text:name="Abs1:S1:Nr3"/>3. <text:bookmark text:name="g7"/></text:p>
            </table:table-cell>
            <table:table-cell table:style-name="Table1.A1" office:value-type="string">
              <text:p text:style-name="Table_20_Contents">die oberste Landesbehörde um eine Übernahme ersucht.</text:p>
            </table:table-cell>
          </table:table-row>
        </table:table>
        <text:p text:style-name="P3"><text:bookmark text:name="g8"/><text:bookmark text:name="Abs1:S2"/>2Es kann in diesen Fällen auch Straftaten verhüten, die in § <text:a xlink:type="simple" xlink:href="https://dejure.org/gesetze/StGB/129a.html" text:style-name="Internet_20_link" text:visited-style-name="Visited_20_Internet_20_Link">129a</text:a> Abs. 1 und 2 des Strafgesetzbuchs bezeichnet und dazu bestimmt sind, die Bevölkerung auf erhebliche Weise einzuschüchtern, eine Behörde oder eine internationale Organisation rechtswidrig mit Gewalt oder durch Drohung mit Gewalt zu nötigen oder die politischen, verfassungsrechtlichen, wirtschaftlichen oder sozialen Grundstrukturen eines Staates oder einer internationalen Organisation zu beseitigen oder erheblich zu beeinträchtigen, und durch die Art ihrer Begehung oder ihre Auswirkungen einen Staat oder eine internationale Organisation erheblich schädigen können.</text:p>
        <text:p text:style-name="P3"><text:bookmark text:name="g9"/><text:bookmark text:name="Abs2"/>(2) <text:bookmark text:name="Abs2:S1"/>1Die Befugnisse der Länder und anderer Polizeibehörden des Bundes bleiben unberührt. <text:bookmark text:name="Abs2:S2"/>2Die zuständigen obersten Landesbehörden und, soweit zuständig, anderen Polizeibehörden des Bundes sind unverzüglich zu benachrichtigen, wenn das Bundeskriminalamt die Aufgabe nach Absatz 1 wahrnimmt. <text:bookmark text:name="Abs2:S3"/>3Die Aufgabenwahrnehmung erfolgt in gegenseitigem Benehmen. <text:bookmark text:name="Abs2:S4"/>4Stellt das Bundeskriminalamt bei der Aufgabenwahrnehmung nach Absatz 1 Satz 1 Nr. 2 die Zuständigkeit einer Landespolizeibehörde fest, so gibt es diese Aufgabe an diese Polizeibehörde ab, wenn nicht ein Fall des Absatzes 1 Satz 1 Nr. 1 oder 3 vorliegt.</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oto Serif" fo:font-family="'Noto Serif'" style:font-family-generic="roman" style:font-pitch="variable" fo:font-size="24pt" fo:font-weight="bold" style:font-name-asian="Noto Sans1"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0T21:01:52.811942430</meta:creation-date>
    <dc:date>2024-09-10T23:31:02.204592969</dc:date>
    <meta:editing-duration>PT2H18M57S</meta:editing-duration>
    <meta:editing-cycles>1</meta:editing-cycles>
    <meta:document-statistic meta:table-count="1" meta:image-count="0" meta:object-count="0" meta:page-count="3" meta:paragraph-count="29" meta:word-count="598" meta:character-count="4661" meta:non-whitespace-character-count="4089"/>
    <meta:generator>LibreOffice/24.8.0.3$Linux_X86_64 LibreOffice_project/480$Build-3</meta:generator>
  </office:meta>
</office:document-meta>
</file>